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opacity="100%" draw:opacity-name="" draw:textarea-horizontal-align="justify" draw:textarea-vertical-align="middle" draw:auto-grow-height="false" fo:min-height="1.448cm" fo:min-width="3.2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808080" draw:textarea-horizontal-align="justify" draw:textarea-vertical-align="middle" draw:auto-grow-height="false" fo:min-height="0.94cm" fo:min-width="3.23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000000" draw:opacity="100%" draw:opacity-name="" draw:textarea-horizontal-align="justify" draw:textarea-vertical-align="middle" draw:auto-grow-height="false" fo:min-height="1.448cm" fo:min-width="3.23cm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2.376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738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1.246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color="#000000" fo:font-size="12pt" style:font-size-asian="12pt" style:font-size-complex="12pt"/>
    </style:style>
    <style:style style:name="P2" style:family="paragraph">
      <loext:graphic-properties draw:fill="solid" draw:fill-color="#ffffff" draw:opacity="100%"/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solid" draw:fill-color="#808080"/>
      <style:paragraph-properties fo:text-align="center"/>
      <style:text-properties fo:color="#ffffff" fo:font-size="12pt" style:font-size-asian="12pt" style:font-size-complex="12pt"/>
    </style:style>
    <style:style style:name="P5" style:family="paragraph">
      <style:paragraph-properties fo:text-align="center"/>
      <style:text-properties fo:color="#ffffff" fo:font-size="12pt" style:font-size-asian="12pt" style:font-size-complex="12pt"/>
    </style:style>
    <style:style style:name="P6" style:family="paragraph">
      <loext:graphic-properties draw:fill="solid" draw:fill-color="#000000" draw:opacity="100%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778cm" svg:x="4.792cm" svg:y="3.032cm">
          <text:p text:style-name="P1"><text:span text:style-name="T1">Zukunf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27cm" svg:x="4.792cm" svg:y="4.81cm">
          <text:p text:style-name="P3"><text:span text:style-name="T2">Gegenwar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81cm" svg:height="1.778cm" svg:x="4.792cm" svg:y="6.08cm">
          <text:p text:style-name="P5"><text:span text:style-name="T2">Vergangenhei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508cm" svg:height="2.794cm" svg:x="4.157cm" svg:y="3.159cm">
          <text:p/>
          <draw:enhanced-geometry svg:viewBox="0 0 21600 21600" draw:glue-points="21600 0 0 10800 21600 21600" draw:text-areas="13800 ?f9 21600 ?f10" draw:type="left-brace" draw:modifiers="1735.65103312562 9719.645785503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7" draw:layer="layout" svg:width="0.508cm" svg:height="2.794cm" svg:x="4.03cm" svg:y="4.937cm">
          <text:p/>
          <draw:enhanced-geometry svg:viewBox="0 0 21600 21600" draw:glue-points="21600 0 0 10800 21600 21600" draw:text-areas="13800 ?f9 21600 ?f10" draw:type="left-brace" draw:modifiers="1735.65103312562 11511.97113807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7" xml:id="id2" draw:id="id2" draw:layer="layout" svg:width="0.508cm" svg:height="1.016cm" draw:transform="skewX (-0.010471975511966) rotate (-3.14159265358979) translate (8.741cm 4.937cm)">
          <text:p/>
          <draw:enhanced-geometry svg:viewBox="0 0 21600 21600" draw:glue-points="21600 0 0 10800 21600 21600" draw:text-areas="13800 ?f9 21600 ?f10" draw:mirror-vertical="true" draw:type="left-brace" draw:modifiers="2804.09126671912 10774.50826121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7" xml:id="id1" draw:id="id1" draw:layer="layout" svg:width="0.508cm" svg:height="1.524cm" draw:transform="skewX (-0.010471975511966) rotate (-3.14159265358979) translate (8.741cm 3.159cm)">
          <text:p/>
          <draw:enhanced-geometry svg:viewBox="0 0 21600 21600" draw:glue-points="21600 0 0 10800 21600 21600" draw:text-areas="13800 ?f9 21600 ?f10" draw:mirror-vertical="true" draw:type="left-brace" draw:modifiers="2804.09126671912 10774.50826121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7" draw:layer="layout" svg:width="0.508cm" svg:height="1.524cm" draw:transform="skewX (-0.010471975511966) rotate (-3.14159265358979) translate (8.746cm 6.207cm)">
          <text:p/>
          <draw:enhanced-geometry svg:viewBox="0 0 21600 21600" draw:glue-points="21600 0 0 10800 21600 21600" draw:text-areas="13800 ?f9 21600 ?f10" draw:mirror-vertical="true" draw:type="left-brace" draw:modifiers="2804.09126671912 10774.50826121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8" draw:layer="layout" svg:width="1.937cm" svg:height="0.806cm" svg:x="2.238cm" svg:y="6.036cm">
          <draw:text-box>
            <text:p><text:span text:style-name="T3">kausal</text:span></text:p>
          </draw:text-box>
        </draw:frame>
        <draw:frame draw:style-name="gr7" draw:text-style-name="P8" draw:layer="layout" svg:width="2.737cm" svg:height="0.806cm" svg:x="1.508cm" svg:y="4.004cm">
          <draw:text-box>
            <text:p><text:span text:style-name="T3">antikausal</text:span></text:p>
          </draw:text-box>
        </draw:frame>
        <draw:frame draw:style-name="gr7" draw:text-style-name="P8" draw:layer="layout" svg:width="3.398cm" svg:height="0.806cm" svg:x="10.271cm" svg:y="5.02cm">
          <draw:text-box>
            <text:p text:style-name="P9"><text:span text:style-name="T3">gedächnislos</text:span></text:p>
          </draw:text-box>
        </draw:frame>
        <draw:connector draw:style-name="gr8" draw:text-style-name="P7" draw:layer="layout" draw:type="curve" draw:line-skew="-0.3cm" svg:x1="9.241cm" svg:y1="3.922cm" svg:x2="9.539cm" svg:y2="6.674cm" draw:start-shape="id1" draw:start-glue-point="5" svg:d="M9241 3922c321 0 172 2752 298 2752" svg:viewBox="0 0 299 2753">
          <text:p/>
        </draw:connector>
        <draw:connector draw:style-name="gr8" draw:text-style-name="P7" draw:layer="layout" draw:type="curve" svg:x1="9.243cm" svg:y1="5.446cm" svg:x2="10.444cm" svg:y2="5.462cm" draw:start-shape="id2" draw:start-glue-point="5" svg:d="M9243 5446c1287 0 687 16 1201 16" svg:viewBox="0 0 1202 17">
          <text:p/>
        </draw:connector>
        <draw:frame draw:style-name="gr7" draw:text-style-name="P8" draw:layer="layout" svg:width="2.987cm" svg:height="0.806cm" svg:x="9.159cm" svg:y="6.544cm">
          <draw:text-box>
            <text:p text:style-name="P9"><text:span text:style-name="T3">nichtkausal</text:span></text:p>
          </draw:text-box>
        </draw:frame>
        <draw:frame draw:style-name="gr7" draw:text-style-name="P10" draw:layer="layout" svg:width="3.135cm" svg:height="0.645cm" svg:x="1.127cm" svg:y="4.546cm">
          <draw:text-box>
            <text:p><text:span text:style-name="T4">y</text:span><text:span text:style-name="T4">(</text:span><text:span text:style-name="T4">n</text:span><text:span text:style-name="T4">)</text:span><text:span text:style-name="T4">=</text:span><text:span text:style-name="T4">x</text:span><text:span text:style-name="T4">(</text:span><text:span text:style-name="T4">n</text:span><text:span text:style-name="T4">)</text:span><text:span text:style-name="T4">+</text:span><text:span text:style-name="T4">x</text:span><text:span text:style-name="T4">(</text:span><text:span text:style-name="T4">n</text:span><text:span text:style-name="T4">+</text:span><text:span text:style-name="T4">1</text:span><text:span text:style-name="T4">)</text:span></text:p>
          </draw:text-box>
        </draw:frame>
        <draw:frame draw:style-name="gr7" draw:text-style-name="P10" draw:layer="layout" svg:width="1.924cm" svg:height="0.645cm" svg:x="10.379cm" svg:y="5.572cm">
          <draw:text-box>
            <text:p><text:span text:style-name="T4">y(n)=x(n)</text:span></text:p>
          </draw:text-box>
        </draw:frame>
        <draw:frame draw:style-name="gr7" draw:text-style-name="P10" draw:layer="layout" svg:width="3.448cm" svg:height="0.645cm" svg:x="9.236cm" svg:y="7.086cm">
          <draw:text-box>
            <text:p><text:span text:style-name="T4">y(n)=x(n-1)+x(n+1)</text:span></text:p>
          </draw:text-box>
        </draw:frame>
        <draw:frame draw:style-name="gr7" draw:text-style-name="P10" draw:layer="layout" svg:width="3.05cm" svg:height="0.645cm" svg:x="1.125cm" svg:y="6.588cm">
          <draw:text-box>
            <text:p><text:span text:style-name="T4">y(n)=x(n)+x(n-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linear" draw:start-color="#999999" draw:end-color="#000000" draw:start-intensity="100%" draw:end-intensity="100%" draw:angle="0" draw:border="0%"/>
    <draw:gradient draw:name="Gradient_20_7" draw:display-name="Gradient 7" draw:style="linear" draw:start-color="#ffffff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59:10.947572804</meta:creation-date>
    <dc:date>2017-03-07T22:35:55.000453506</dc:date>
    <meta:editing-duration>PT26M33S</meta:editing-duration>
    <meta:editing-cycles>2</meta:editing-cycles>
    <meta:generator>LibreOffice/5.1.4.2$Linux_X86_64 LibreOffice_project/10m0$Build-2</meta:generator>
    <meta:document-statistic meta:object-count="18"/>
  </office:meta>
</office:document-meta>
</file>